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d72d" officeooo:paragraph-rsid="0017d72d"/>
    </style:style>
    <style:style style:name="P2" style:family="paragraph" style:parent-style-name="Heading_20_3">
      <style:text-properties officeooo:rsid="0017d72d" officeooo:paragraph-rsid="0017d72d"/>
    </style:style>
    <style:style style:name="P3" style:family="paragraph" style:parent-style-name="Text_20_body">
      <style:text-properties style:font-name="Times New Roman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 text:name="anonymous_element_10"/><text:span text:style-name="T1">tarea 26 de enero</text:span> </text:h>
      <text:p text:style-name="P3">Terminar el primer acto y preparar comentarios sobre estos tópicos:</text:p>
      <text:p text:style-name="Text_20_body"/>
      <text:p text:style-name="P3">1) Comparar la relación entre Julia y César (16-18) y entre Miguel y César (21-23); pensar en cómo se distinguen estas escenas de la primera escena de la obra?</text:p>
      <text:p text:style-name="P3">2) Contrastar las ideas que César y Bolton presentan de la “historia.” Comentar la función de esta escena en que César y Bolton discuten la historia mexicana.</text:p>
      <text:p text:style-name="P3">3) Comparar el comienzo con el final del acto.</text:p>
      <text:p text:style-name="P3">4) Resumir los tópicos y los conflictos que el primer acto presenta para desarrollar y resolv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4:31:40.848103000</meta:creation-date>
    <dc:date>2018-01-24T08:54:33.052227000</dc:date>
    <meta:editing-duration>PT1M58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6" meta:word-count="95" meta:character-count="544" meta:non-whitespace-character-count="454"/>
  </office:meta>
</office:document-meta>
</file>